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rebuchet MS" fo:font-size="12pt" officeooo:rsid="0008f408" officeooo:paragraph-rsid="0008f408" style:font-size-asian="10.5pt" style:font-size-complex="12pt"/>
    </style:style>
    <style:style style:name="P2" style:family="paragraph" style:parent-style-name="Standard">
      <style:text-properties style:font-name="Trebuchet MS" fo:font-size="18pt" officeooo:rsid="0013037b" officeooo:paragraph-rsid="0013037b" style:font-size-asian="15.75pt" style:font-size-complex="18pt"/>
    </style:style>
    <style:style style:name="P3" style:family="paragraph" style:parent-style-name="Standard">
      <style:paragraph-properties fo:text-align="center" style:justify-single-word="false"/>
      <style:text-properties fo:color="#cc6699" style:font-name="Arial" fo:font-size="20pt" officeooo:rsid="0008f408" officeooo:paragraph-rsid="0008f408" style:font-size-asian="20pt" style:font-size-complex="20pt"/>
    </style:style>
    <style:style style:name="P4" style:family="paragraph" style:parent-style-name="Standard">
      <style:text-properties fo:color="#000000" style:font-name="Arial" fo:font-size="18pt" officeooo:rsid="0013037b" officeooo:paragraph-rsid="0013037b" style:font-size-asian="15.75pt" style:font-size-complex="18pt"/>
    </style:style>
    <style:style style:name="P5" style:family="paragraph" style:parent-style-name="Standard">
      <style:paragraph-properties fo:margin-left="0.741cm" fo:margin-right="0cm" fo:text-align="justify" style:justify-single-word="false" fo:text-indent="0cm" style:auto-text-indent="false"/>
      <style:text-properties officeooo:paragraph-rsid="000ed774"/>
    </style:style>
    <style:style style:name="P6" style:family="paragraph" style:parent-style-name="Standard">
      <style:paragraph-properties fo:margin-left="0.741cm" fo:margin-right="0cm" fo:text-align="justify" style:justify-single-word="false" fo:text-indent="0cm" style:auto-text-indent="false"/>
      <style:text-properties style:font-name="Times New Roman" fo:font-size="12pt" officeooo:rsid="0008f408" officeooo:paragraph-rsid="0008f408" style:font-size-asian="12pt" style:font-size-complex="12pt"/>
    </style:style>
    <style:style style:name="P7" style:family="paragraph" style:parent-style-name="Standard">
      <style:paragraph-properties fo:margin-left="0.741cm" fo:margin-right="0cm" fo:text-align="justify" style:justify-single-word="false" fo:text-indent="0cm" style:auto-text-indent="false"/>
      <style:text-properties style:font-name="Times New Roman" fo:font-size="12pt" officeooo:rsid="000c49cf" officeooo:paragraph-rsid="000c49cf" style:font-size-asian="12pt" style:font-size-complex="12pt"/>
    </style:style>
    <style:style style:name="P8" style:family="paragraph" style:parent-style-name="Standard">
      <style:paragraph-properties fo:margin-left="0.741cm" fo:margin-right="0cm" fo:text-align="justify" style:justify-single-word="false" fo:text-indent="0cm" style:auto-text-indent="false"/>
      <style:text-properties style:font-name="Times New Roman" fo:font-size="12pt" officeooo:rsid="0013037b" officeooo:paragraph-rsid="0013037b" style:font-size-asian="12pt" style:font-size-complex="12pt"/>
    </style:style>
    <style:style style:name="P9" style:family="paragraph" style:parent-style-name="Standard">
      <style:paragraph-properties fo:margin-left="0.741cm" fo:margin-right="0cm" fo:text-align="justify" style:justify-single-word="false" fo:text-indent="0cm" style:auto-text-indent="false"/>
      <style:text-properties style:font-name="Times New Roman" fo:font-size="12pt" style:text-underline-style="none" officeooo:rsid="0013037b" officeooo:paragraph-rsid="0013037b" style:font-size-asian="12pt" style:font-size-complex="12pt"/>
    </style:style>
    <style:style style:name="P10" style:family="paragraph" style:parent-style-name="Standard">
      <style:paragraph-properties fo:margin-left="0.741cm" fo:margin-right="0cm" fo:text-align="justify" style:justify-single-word="false" fo:text-indent="0cm" style:auto-text-indent="false"/>
      <style:text-properties style:font-name="Times New Roman" fo:font-size="12pt" style:text-underline-style="solid" style:text-underline-width="auto" style:text-underline-color="font-color" fo:font-weight="normal" officeooo:rsid="0013037b" officeooo:paragraph-rsid="0013037b" style:font-size-asian="12pt" style:font-weight-asian="normal" style:font-size-complex="12pt" style:font-weight-complex="normal"/>
    </style:style>
    <style:style style:name="P11" style:family="paragraph" style:parent-style-name="Standard">
      <style:paragraph-properties fo:margin-left="0.741cm" fo:margin-right="0cm" fo:text-align="justify" style:justify-single-word="false" fo:text-indent="0cm" style:auto-text-indent="false"/>
      <style:text-properties style:font-name="Arial" fo:font-size="18pt" officeooo:rsid="001014d6" officeooo:paragraph-rsid="001014d6" style:font-size-asian="15.75pt" style:font-size-complex="18pt"/>
    </style:style>
    <style:style style:name="P12" style:family="paragraph" style:parent-style-name="Standard">
      <style:paragraph-properties fo:margin-left="0cm" fo:margin-right="0cm" fo:text-align="justify" style:justify-single-word="false" fo:text-indent="0cm" style:auto-text-indent="false"/>
      <style:text-properties style:font-name="Trebuchet MS" fo:font-size="18pt" officeooo:rsid="001145ba" officeooo:paragraph-rsid="0013037b" style:font-size-asian="15.75pt" style:font-size-complex="18pt"/>
    </style:style>
    <style:style style:name="P13" style:family="paragraph" style:parent-style-name="Standard">
      <style:paragraph-properties fo:margin-left="0cm" fo:margin-right="0cm" fo:text-align="justify" style:justify-single-word="false" fo:text-indent="0cm" style:auto-text-indent="false"/>
      <style:text-properties style:font-name="Trebuchet MS" fo:font-size="18pt" officeooo:rsid="001145ba" officeooo:paragraph-rsid="001145ba" style:font-size-asian="15.75pt" style:font-size-complex="18pt"/>
    </style:style>
    <style:style style:name="P14" style:family="paragraph" style:parent-style-name="Standard">
      <style:paragraph-properties fo:margin-left="0cm" fo:margin-right="0cm" fo:text-align="justify" style:justify-single-word="false" fo:text-indent="0cm" style:auto-text-indent="false"/>
      <style:text-properties style:font-name="Trebuchet MS" fo:font-size="18pt" officeooo:rsid="000ed774" officeooo:paragraph-rsid="000ed774" style:font-size-asian="15.75pt" style:font-size-complex="18pt"/>
    </style:style>
    <style:style style:name="P15" style:family="paragraph" style:parent-style-name="Standard">
      <style:paragraph-properties fo:margin-left="0cm" fo:margin-right="0cm" fo:text-align="justify" style:justify-single-word="false" fo:text-indent="0cm" style:auto-text-indent="false"/>
      <style:text-properties style:font-name="Arial" fo:font-size="18pt" officeooo:rsid="0013037b" officeooo:paragraph-rsid="0013037b" style:font-size-asian="15.75pt" style:font-size-complex="18pt"/>
    </style:style>
    <style:style style:name="P16" style:family="paragraph" style:parent-style-name="Standard">
      <style:paragraph-properties fo:margin-left="0cm" fo:margin-right="0cm" fo:text-align="justify" style:justify-single-word="false" fo:text-indent="0cm" style:auto-text-indent="false"/>
      <style:text-properties style:font-name="Arial" fo:font-size="18pt" officeooo:rsid="001145ba" officeooo:paragraph-rsid="001145ba" style:font-size-asian="15.75pt" style:font-size-complex="18pt"/>
    </style:style>
    <style:style style:name="P17" style:family="paragraph" style:parent-style-name="Standard">
      <style:paragraph-properties fo:margin-left="0cm" fo:margin-right="0cm" fo:text-align="justify" style:justify-single-word="false" fo:text-indent="0cm" style:auto-text-indent="false"/>
      <style:text-properties style:font-name="Arial" fo:font-size="18pt" officeooo:rsid="00100560" officeooo:paragraph-rsid="00100560" style:font-size-asian="15.75pt" style:font-size-complex="18pt"/>
    </style:style>
    <style:style style:name="P18" style:family="paragraph" style:parent-style-name="Caption">
      <style:text-properties officeooo:paragraph-rsid="0021d51c"/>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Standard">
      <style:paragraph-properties fo:margin-left="1.482cm" fo:margin-right="0cm" fo:text-align="justify" style:justify-single-word="false" fo:text-indent="0cm" style:auto-text-indent="false"/>
      <style:text-properties style:font-name="Times New Roman" fo:font-size="12pt" style:text-underline-style="solid" style:text-underline-width="auto" style:text-underline-color="font-color" officeooo:rsid="001a481e" officeooo:paragraph-rsid="001a481e" style:font-size-asian="12pt" style:font-size-complex="12pt"/>
    </style:style>
    <style:style style:name="P21" style:family="paragraph" style:parent-style-name="Standard">
      <style:paragraph-properties fo:margin-left="1.482cm" fo:margin-right="0cm" fo:text-align="justify" style:justify-single-word="false" fo:text-indent="0cm" style:auto-text-indent="false"/>
      <style:text-properties style:font-name="Times New Roman" fo:font-size="12pt" style:text-underline-style="solid" style:text-underline-width="auto" style:text-underline-color="font-color" officeooo:rsid="001a481e" officeooo:paragraph-rsid="001d8244" style:font-size-asian="12pt" style:font-size-complex="12pt"/>
    </style:style>
    <style:style style:name="P22" style:family="paragraph" style:parent-style-name="Standard">
      <style:paragraph-properties fo:margin-left="1.482cm" fo:margin-right="0cm" fo:text-align="justify" style:justify-single-word="false" fo:text-indent="0cm" style:auto-text-indent="false"/>
      <style:text-properties style:font-name="Times New Roman" fo:font-size="12pt" style:text-underline-style="solid" style:text-underline-width="auto" style:text-underline-color="font-color" officeooo:rsid="001c1f56" officeooo:paragraph-rsid="001c1f56" style:font-size-asian="12pt" style:font-size-complex="12pt"/>
    </style:style>
    <style:style style:name="P23" style:family="paragraph" style:parent-style-name="Standard">
      <style:paragraph-properties fo:margin-left="1.482cm" fo:margin-right="0cm" fo:text-align="justify" style:justify-single-word="false" fo:text-indent="0cm" style:auto-text-indent="false"/>
      <style:text-properties style:font-name="Times New Roman" fo:font-size="12pt" style:text-underline-style="solid" style:text-underline-width="auto" style:text-underline-color="font-color" officeooo:rsid="001d8244" officeooo:paragraph-rsid="001d8244" style:font-size-asian="12pt" style:font-size-complex="12pt"/>
    </style:style>
    <style:style style:name="P24" style:family="paragraph" style:parent-style-name="Standard">
      <style:paragraph-properties fo:margin-left="1.482cm" fo:margin-right="0cm" fo:text-align="justify" style:justify-single-word="false" fo:text-indent="0cm" style:auto-text-indent="false"/>
      <style:text-properties style:font-name="Times New Roman" fo:font-size="12pt" style:text-underline-style="solid" style:text-underline-width="auto" style:text-underline-color="font-color" officeooo:rsid="0020e95b" officeooo:paragraph-rsid="001d8244" style:font-size-asian="12pt" style:font-size-complex="12pt"/>
    </style:style>
    <style:style style:name="P25" style:family="paragraph" style:parent-style-name="Standard">
      <style:paragraph-properties fo:margin-left="1.482cm" fo:margin-right="0cm" fo:text-align="justify" style:justify-single-word="false" fo:text-indent="0cm" style:auto-text-indent="false"/>
      <style:text-properties style:font-name="Times New Roman" fo:font-size="12pt" style:text-underline-style="solid" style:text-underline-width="auto" style:text-underline-color="font-color" officeooo:rsid="0020e95b" officeooo:paragraph-rsid="0020e95b" style:font-size-asian="12pt" style:font-size-complex="12pt"/>
    </style:style>
    <style:style style:name="P26" style:family="paragraph" style:parent-style-name="Standard">
      <style:paragraph-properties fo:margin-left="1.482cm" fo:margin-right="0cm" fo:text-align="justify" style:justify-single-word="false" fo:text-indent="0cm" style:auto-text-indent="false"/>
      <style:text-properties style:font-name="Times New Roman" fo:font-size="12pt" style:text-underline-style="solid" style:text-underline-width="auto" style:text-underline-color="font-color" officeooo:rsid="002150fc" officeooo:paragraph-rsid="002150fc" style:font-size-asian="12pt" style:font-size-complex="12pt"/>
    </style:style>
    <style:style style:name="P27" style:family="paragraph" style:parent-style-name="Standard">
      <style:paragraph-properties fo:margin-left="1.482cm" fo:margin-right="0cm" fo:text-align="justify" style:justify-single-word="false" fo:text-indent="0cm" style:auto-text-indent="false"/>
      <style:text-properties style:font-name="Times New Roman" fo:font-size="12pt" style:text-underline-style="solid" style:text-underline-width="auto" style:text-underline-color="font-color" officeooo:rsid="00230555" officeooo:paragraph-rsid="00230555" style:font-size-asian="12pt" style:font-size-complex="12pt"/>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Standard" style:master-page-name="First_20_Page">
      <style:paragraph-properties fo:text-align="center" style:justify-single-word="false" style:page-number="1"/>
      <style:text-properties style:font-name="Arial" fo:font-size="36pt" officeooo:rsid="0008f408" officeooo:paragraph-rsid="0008f408" style:font-size-asian="36pt" style:font-size-complex="36pt"/>
    </style:style>
    <style:style style:name="P31" style:family="paragraph" style:parent-style-name="Standard">
      <style:paragraph-properties fo:margin-left="0.741cm" fo:margin-right="0cm" fo:text-align="justify" style:justify-single-word="false" fo:text-indent="0cm" style:auto-text-indent="false"/>
      <style:text-properties style:font-name="Trebuchet MS" fo:font-size="12pt" officeooo:rsid="0013037b" officeooo:paragraph-rsid="000c49cf" style:font-size-asian="12pt" style:font-size-complex="12pt"/>
    </style:style>
    <style:style style:name="P32" style:family="paragraph" style:parent-style-name="Standard">
      <style:paragraph-properties fo:margin-left="0.741cm" fo:margin-right="0cm" fo:text-align="justify" style:justify-single-word="false" fo:text-indent="0cm" style:auto-text-indent="false"/>
      <style:text-properties style:font-name="Trebuchet MS" fo:font-size="18pt" officeooo:rsid="0013037b" officeooo:paragraph-rsid="000c49cf" style:font-size-asian="15.75pt" style:font-size-complex="18pt"/>
    </style:style>
    <style:style style:name="P33" style:family="paragraph" style:parent-style-name="Standard">
      <style:paragraph-properties fo:margin-left="0.741cm" fo:margin-right="0cm" fo:text-align="justify" style:justify-single-word="false" fo:text-indent="0cm" style:auto-text-indent="false"/>
      <style:text-properties style:font-name="Times New Roman" fo:font-size="12pt" style:text-underline-style="none" officeooo:rsid="001d8244" officeooo:paragraph-rsid="001a481e" style:font-size-asian="12pt" style:font-size-complex="12pt"/>
    </style:style>
    <style:style style:name="P34" style:family="paragraph" style:parent-style-name="Standard">
      <style:paragraph-properties fo:margin-left="0.741cm" fo:margin-right="0cm" fo:text-align="justify" style:justify-single-word="false" fo:text-indent="0cm" style:auto-text-indent="false"/>
      <style:text-properties style:font-name="Times New Roman" fo:font-size="12pt" style:text-underline-style="none" officeooo:rsid="001d8244" officeooo:paragraph-rsid="001d8244" style:font-size-asian="12pt" style:font-size-complex="12pt"/>
    </style:style>
    <style:style style:name="P35" style:family="paragraph" style:parent-style-name="Standard">
      <style:paragraph-properties fo:margin-left="0.741cm" fo:margin-right="0cm" fo:text-align="justify" style:justify-single-word="false" fo:text-indent="0cm" style:auto-text-indent="false"/>
      <style:text-properties style:font-name="Times New Roman" fo:font-size="12pt" style:text-underline-style="none" officeooo:rsid="001a481e" officeooo:paragraph-rsid="001a481e" style:font-size-asian="12pt" style:font-size-complex="12pt"/>
    </style:style>
    <style:style style:name="P36" style:family="paragraph" style:parent-style-name="Standard">
      <style:paragraph-properties fo:margin-left="0.741cm" fo:margin-right="0cm" fo:text-align="justify" style:justify-single-word="false" fo:text-indent="0cm" style:auto-text-indent="false"/>
      <style:text-properties style:font-name="Arial" fo:font-size="18pt" style:text-underline-style="none" officeooo:rsid="001d8244" officeooo:paragraph-rsid="001d8244" style:font-size-asian="15.75pt" style:font-size-complex="18pt"/>
    </style:style>
    <style:style style:name="P37" style:family="paragraph" style:parent-style-name="Standard">
      <style:paragraph-properties fo:margin-left="1.482cm" fo:margin-right="0cm" fo:text-align="justify" style:justify-single-word="false" fo:text-indent="0cm" style:auto-text-indent="false"/>
      <style:text-properties style:font-name="Times New Roman" fo:font-size="12pt" style:text-underline-style="none" officeooo:rsid="001c1f56" officeooo:paragraph-rsid="001a481e" style:font-size-asian="12pt" style:font-size-complex="12pt"/>
    </style:style>
    <style:style style:name="P38" style:family="paragraph" style:parent-style-name="Standard">
      <style:paragraph-properties fo:margin-left="1.482cm" fo:margin-right="0cm" fo:text-align="justify" style:justify-single-word="false" fo:text-indent="0cm" style:auto-text-indent="false"/>
      <style:text-properties style:font-name="Times New Roman" fo:font-size="12pt" style:text-underline-style="none" officeooo:rsid="001c1f56" officeooo:paragraph-rsid="001c1f56" style:font-size-asian="12pt" style:font-size-complex="12pt"/>
    </style:style>
    <style:style style:name="P39" style:family="paragraph" style:parent-style-name="Standard">
      <style:paragraph-properties fo:margin-left="1.482cm" fo:margin-right="0cm" fo:text-align="justify" style:justify-single-word="false" fo:text-indent="0cm" style:auto-text-indent="false"/>
      <style:text-properties style:font-name="Times New Roman" fo:font-size="12pt" style:text-underline-style="none" officeooo:rsid="001d8244" officeooo:paragraph-rsid="001d8244" style:font-size-asian="12pt" style:font-size-complex="12pt"/>
    </style:style>
    <style:style style:name="P40" style:family="paragraph" style:parent-style-name="Standard">
      <style:paragraph-properties fo:margin-left="1.482cm" fo:margin-right="0cm" fo:text-align="justify" style:justify-single-word="false" fo:text-indent="0cm" style:auto-text-indent="false"/>
      <style:text-properties style:font-name="Times New Roman" fo:font-size="12pt" style:text-underline-style="none" officeooo:rsid="002150fc" officeooo:paragraph-rsid="002150fc" style:font-size-asian="12pt" style:font-size-complex="12pt"/>
    </style:style>
    <style:style style:name="P41" style:family="paragraph" style:parent-style-name="Standard">
      <style:paragraph-properties fo:margin-left="0cm" fo:margin-right="0cm" fo:text-align="justify" style:justify-single-word="false" fo:text-indent="0cm" style:auto-text-indent="false"/>
      <style:text-properties style:font-name="Times New Roman" fo:font-size="12pt" style:text-underline-style="none" officeooo:rsid="002150fc" officeooo:paragraph-rsid="002150fc" style:font-size-asian="12pt" style:font-size-complex="12pt"/>
    </style:style>
    <style:style style:name="P42" style:family="paragraph" style:parent-style-name="Standard">
      <style:paragraph-properties fo:margin-left="0cm" fo:margin-right="0cm" fo:text-align="justify" style:justify-single-word="false" fo:text-indent="0cm" style:auto-text-indent="false"/>
      <style:text-properties style:font-name="Arial" fo:font-size="18pt" officeooo:rsid="0013037b" officeooo:paragraph-rsid="0013037b" style:font-size-asian="15.75pt" style:font-size-complex="18pt"/>
    </style:style>
    <style:style style:name="P43" style:family="paragraph" style:parent-style-name="Standard">
      <style:paragraph-properties fo:margin-left="0cm" fo:margin-right="0cm" fo:text-align="justify" style:justify-single-word="false" fo:text-indent="0cm" style:auto-text-indent="false"/>
      <style:text-properties style:font-name="Arial" fo:font-size="18pt" officeooo:rsid="001145ba" officeooo:paragraph-rsid="00245bce" style:font-size-asian="15.75pt" style:font-size-complex="18pt"/>
    </style:style>
    <style:style style:name="P44" style:family="paragraph" style:parent-style-name="Standard">
      <style:paragraph-properties fo:margin-left="0cm" fo:margin-right="0cm" fo:text-align="justify" style:justify-single-word="false" fo:text-indent="0cm" style:auto-text-indent="false"/>
      <style:text-properties style:font-name="Arial" fo:font-size="18pt" officeooo:rsid="00100560" officeooo:paragraph-rsid="00100560" style:font-size-asian="15.75pt" style:font-size-complex="18pt"/>
    </style:style>
    <style:style style:name="P45" style:family="paragraph" style:parent-style-name="Standard">
      <style:paragraph-properties fo:margin-left="0cm" fo:margin-right="0cm" fo:text-align="justify" style:justify-single-word="false" fo:text-indent="0cm" style:auto-text-indent="false"/>
      <style:text-properties style:font-name="Trebuchet MS" fo:font-size="18pt" officeooo:rsid="001145ba" officeooo:paragraph-rsid="0013037b" style:font-size-asian="15.75pt" style:font-size-complex="18pt"/>
    </style:style>
    <style:style style:name="T1" style:family="text">
      <style:text-properties officeooo:rsid="000a73d6"/>
    </style:style>
    <style:style style:name="T2" style:family="text">
      <style:text-properties officeooo:rsid="000ccfb7"/>
    </style:style>
    <style:style style:name="T3" style:family="text">
      <style:text-properties style:font-name="Trebuchet MS" fo:font-size="18pt" officeooo:rsid="000ed774" style:font-size-asian="15.75pt" style:font-size-complex="18pt"/>
    </style:style>
    <style:style style:name="T4" style:family="text">
      <style:text-properties officeooo:rsid="00100560"/>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style:text-underline-style="none" officeooo:rsid="0018bab7"/>
    </style:style>
    <style:style style:name="T8" style:family="text">
      <style:text-properties style:text-underline-style="none" officeooo:rsid="001c1f56"/>
    </style:style>
    <style:style style:name="T9" style:family="text">
      <style:text-properties style:text-underline-style="none" officeooo:rsid="001ea53c"/>
    </style:style>
    <style:style style:name="T10" style:family="text">
      <style:text-properties style:text-underline-style="none" officeooo:rsid="00215c6e"/>
    </style:style>
    <style:style style:name="T11" style:family="text">
      <style:text-properties style:text-underline-style="none" officeooo:rsid="0021d51c"/>
    </style:style>
    <style:style style:name="T12" style:family="text">
      <style:text-properties officeooo:rsid="00215c6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PHP-Keskustelu</text:p>
      <text:p text:style-name="P3">DOKUMENTAATIO</text:p>
      <text:p text:style-name="P1"/>
      <text:p text:style-name="P1"/>
      <text:p text:style-name="P1"/>
      <text:p text:style-name="P1"/>
      <text:table-of-content text:style-name="Sect1" text:protected="true" text:name="Sisällysluettelo1">
        <text:table-of-content-source text:outline-level="10">
          <text:index-title-template text:style-name="Contents_20_Heading">Sisällysluettelo</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2" text:name="Sisällysluettelo1_Head">
            <text:p text:style-name="Contents_20_Heading">Sisällysluettelo</text:p>
          </text:index-title>
          <text:p text:style-name="P28">1. Johdanto<text:tab/>1</text:p>
          <text:p text:style-name="P28">2. Yleiskuva järjestelmästä<text:tab/>2</text:p>
          <text:p text:style-name="P19">2.1 UML-kaavio<text:tab/>2</text:p>
          <text:p text:style-name="P19">2.2 Käyttäjäryhmät<text:tab/>2</text:p>
          <text:p text:style-name="P19">2.3 Käyttötapauskuvaukset<text:tab/>3</text:p>
          <text:p text:style-name="P29">2.3.1 Käyttäjä<text:tab/>3</text:p>
          <text:p text:style-name="P29">2.3.2 Ylläpitäjä<text:tab/>3</text:p>
          <text:p text:style-name="P28">3. Järjestelmän tietosisältö<text:tab/>3</text:p>
          <text:p text:style-name="P28">4. Relaatiotietokantakaavio<text:tab/>3</text:p>
          <text:p text:style-name="P28">5. Järjestelmän yleisrakenne<text:tab/>3</text:p>
          <text:p text:style-name="P28">6. Käyttöliittymä ja järjestelmän komponentit<text:tab/>3</text:p>
          <text:p text:style-name="P28">7. Asennustiedot<text:tab/>4</text:p>
          <text:p text:style-name="P28">8. Käyttöohje<text:tab/>4</text:p>
          <text:p text:style-name="P28">9. Testaus, tunnetut bugit ja puutteet &amp; jatkokehitysideat<text:tab/>4</text:p>
          <text:p text:style-name="P28">10. Omat kokemukset<text:tab/>4</text:p>
          <text:p text:style-name="P28">11. Liitteet<text:tab/>4</text:p>
        </text:index-body>
      </text:table-of-content>
      <text:p text:style-name="P1"/>
      <text:p text:style-name="P1"/>
      <text:p text:style-name="P4"><text:toc-mark-start text:id="IMark247279532" text:outline-level="1"/>1. Johdanto<text:toc-mark-end text:id="IMark247279532"/></text:p>
      <text:p text:style-name="P2"/>
      <text:p text:style-name="P6">PHP-Keskustelu on verkkosivu, joka mahdollistaa keskustelupalstatyylisen kommunikoinnin käyttäjiensä välillä. <text:span text:style-name="T1">Verkkosivun käyttäjien on mahdollista luoda ja muokata omia kirjoituksia sekä aiheita (viestiketjuja). Käyttäjälle annetaan myös mahdollisuus lainata sekä omia että muiden viestejä. Järjestelmän ylläpitäjillä on mahdollisuus poistaa ja muokata kaikkia viestejä ja aiheita.</text:span></text:p>
      <text:p text:style-name="P6"/>
      <text:p text:style-name="P7"><text:span text:style-name="T1">S</text:span>ivu on ohjelmoitu PHP-kielellä, ja se käyttää apunaan PostgreSQL-tietokantakieltä sekä HTML<text:span text:style-name="T2">5</text:span>-merkintäkieltä. Sivua pyörittävällä palvelimella tulee olla tuki näille kielille. Oletusarvoisesti sivua pidetään Helsingin yliopiston tietojenkäsittelytieteen laitoksen user-palvelimella <text:span text:style-name="T2">(Apache/Tomcat)</text:span>. <text:span text:style-name="T2">Käyttäjän selaimen ei tarvitse tukea kuin HTML5-kieltä, koska PHP-koodi suoritetaan palvelimella eikä käyttäjän koneella.</text:span></text:p>
      <text:p text:style-name="P31"/>
      <text:p text:style-name="P32"/>
      <text:p text:style-name="P32"/>
      <text:p text:style-name="P15"/>
      <text:p text:style-name="P15"/>
      <text:p text:style-name="P15"/>
      <text:p text:style-name="P15"><text:soft-page-break/><text:toc-mark-start text:id="IMark247279532" text:outline-level="1"/><text:span text:style-name="T4">2. </text:span>Yleiskuva järjestelmästä<text:toc-mark-end text:id="IMark247279532"/></text:p>
      <text:p text:style-name="P11"><text:toc-mark-start text:id="IMark247279532" text:outline-level="2"/>2.1 UML-kaavio<text:toc-mark-end text:id="IMark247279532"/></text:p>
      <text:p text:style-name="P14"><draw:frame draw:style-name="fr1" draw:name="Kehys1" text:anchor-type="paragraph" svg:width="17cm" draw:z-index="0"><draw:text-box fo:min-height="15.718cm"><text:p text:style-name="P18"><draw:frame draw:style-name="fr2" draw:name="grafiikka1" text:anchor-type="as-char" svg:width="17.124cm" svg:height="14.33cm" draw:z-index="1"><draw:image xlink:href="http://yuml.me/1c169682/" xlink:type="simple" xlink:show="embed" xlink:actuate="onLoad"/></draw:frame> <text:s text:c="3"/>yUML-ohjelmalla tuotettu korkean tason käyttötapauskaavio</text:p></draw:text-box></draw:frame></text:p>
      <text:p text:style-name="P16"><text:toc-mark-start text:id="IMark187312612" text:outline-level="2"/>2.2 Käyttäjäryhmät<text:toc-mark-end text:id="IMark187312612"/></text:p>
      <text:p text:style-name="P13"/>
      <text:p text:style-name="P8"><text:span text:style-name="T5">Käyttäjä</text:span><text:span text:style-name="T6">: Henkilö, joka keskustelee </text:span><text:span text:style-name="T7">viestiketjuissa</text:span><text:span text:style-name="T6"> muiden käyttäjien kanssa. Ainoastaan he voivat kirjoittaa viestejä ja perustaa uusia viestiketjuja.</text:span></text:p>
      <text:p text:style-name="P9"/>
      <text:p text:style-name="P10">Ylläpitäjä<text:span text:style-name="T6">: Valvoo, että järjestelmän käyttäjät noudattavat sääntöjä j</text:span><text:span text:style-name="T11">a lisää uusia alueita sivulle halutessaan.</text:span><text:span text:style-name="T6"> Tarpeen tullen poistaa tai muokkaa viestejä/aiheita. Ylläpitäjä ei voi kirjoittaa viestejä tai perustaa uusia viestiketjuja.</text:span></text:p>
      <text:p text:style-name="P12"/>
      <text:p text:style-name="P12"/>
      <text:p text:style-name="P12"/>
      <text:p text:style-name="P12"/>
      <text:p text:style-name="P43"><text:soft-page-break/><text:toc-mark text:string-value=" " text:outline-level="2"/><text:toc-mark-start text:id="IMark187312756" text:outline-level="2"/>2.3 Käyttötapauskuvaukset<text:toc-mark-end text:id="IMark187312756"/></text:p>
      <text:p text:style-name="P13"/>
      <text:p text:style-name="P33"/>
      <text:p text:style-name="P36"><text:toc-mark-start text:id="IMark187312756" text:outline-level="3"/>2.3.1 Käyttäjä<text:toc-mark-end text:id="IMark187312756"/></text:p>
      <text:p text:style-name="P35"/>
      <text:p text:style-name="P20">Kirjoituksen lisääminen<text:span text:style-name="T6">: </text:span><text:span text:style-name="T8">Käyttäjä lisää kirjoituksen johonkin viestiketjuun. Viesti kirjoitetaan johonkin tekstikenttään, jonka jälkeen tekstikentän sisältö lisätään viestiketjuun, kun käyttäjä painaa ”lähetä”.</text:span></text:p>
      <text:p text:style-name="P37"/>
      <text:p text:style-name="P22">Vastineen lisääminen<text:span text:style-name="T6">: Kuin käyttötapaus kirjoituksen lisääminen, mutta nyt kirjoitukseen liitetään viite, joka osoittaa kommentoitavaan viestiin.</text:span></text:p>
      <text:p text:style-name="P38"/>
      <text:p text:style-name="P21">Kirjoitusten hakeminen<text:span text:style-name="T6">: Käyttäjä </text:span><text:span text:style-name="T8">hakee</text:span><text:span text:style-name="T6"> järjestelmästä kirjoituksia aiheen, kirjoittajan tai hakusanan perusteella.</text:span></text:p>
      <text:p text:style-name="P39">Esimerkki: Hae käyttäjän jussi94 kirjoitukset.</text:p>
      <text:p text:style-name="P38"/>
      <text:p text:style-name="P23">Kirjoitusten hallinta<text:span text:style-name="T6">: Käyttäjä voi joko muokata tai poistaa </text:span>omia<text:span text:style-name="T6"> viestejään.</text:span></text:p>
      <text:p text:style-name="P39"/>
      <text:p text:style-name="P23">Aiheen hallinta<text:span text:style-name="T6">: Halutessaan käyttäjän on mahdollista muokata oman viestiketjunsa otsikkoa tai poistaa koko viestiketjun.</text:span></text:p>
      <text:p text:style-name="P39"/>
      <text:p text:style-name="P27">Muuta<text:span text:style-name="T6">: Rekisteröityminen, kirjautuminen.</text:span></text:p>
      <text:p text:style-name="P34"/>
      <text:p text:style-name="P36"><text:toc-mark-start text:id="IMark187312756" text:outline-level="3"/>2.3.2 Ylläpitäjä<text:toc-mark-end text:id="IMark187312756"/></text:p>
      <text:p text:style-name="P34"/>
      <text:p text:style-name="P23">Kirjoituksen <text:span text:style-name="T12">hallinta</text:span><text:span text:style-name="T6">: Ylläpitäjä voi poistaa minkä tahansa haluamansa viestin jostakin aiheesta. </text:span><text:span text:style-name="T10">Samoin ylläpitäjän on mahdollista muokata viestin sisältöä.</text:span></text:p>
      <text:p text:style-name="P39"/>
      <text:p text:style-name="P23">Aiheen hallinta<text:span text:style-name="T6">: Ylläpitäjä voi halutessaan poistaa koko viestiketjun, muokata sen otsikkoa tai siirtää </text:span><text:span text:style-name="T9">sen toiselle alueelle.</text:span></text:p>
      <text:p text:style-name="P24"/>
      <text:p text:style-name="P25">Alueiden hallinta<text:span text:style-name="T6">: Ylläpitäjän on mahdollista luoda tai poistaa alueita, joihin käyttäjät voivat kirjoittaa.</text:span></text:p>
      <text:p text:style-name="P40">Esimerkki: Luo uusi alue ”Yleinen keskustelu”.</text:p>
      <text:p text:style-name="P26"/>
      <text:p text:style-name="P27">Muuta<text:span text:style-name="T6">: Rekisteröityminen, kirjautuminen.</text:span></text:p>
      <text:p text:style-name="P41"><text:tab/><text:tab/></text:p>
      <text:p text:style-name="P41"><text:tab/></text:p>
      <text:p text:style-name="P17"><text:toc-mark-start text:id="IMark187312756" text:outline-level="1"/>3. Järjestelmän tietosisältö<text:toc-mark-end text:id="IMark187312756"/></text:p>
      <text:p text:style-name="P17"/>
      <text:p text:style-name="P17"><text:toc-mark-start text:id="IMark187312756" text:outline-level="1"/>4. Relaatiotietokantakaavio<text:toc-mark-end text:id="IMark187312756"/></text:p>
      <text:p text:style-name="P17"/>
      <text:p text:style-name="P17"><text:toc-mark-start text:id="IMark187312756" text:outline-level="1"/>5. Järjestelmän yleisrakenne<text:toc-mark-end text:id="IMark187312756"/></text:p>
      <text:p text:style-name="P17"/>
      <text:p text:style-name="P17"><text:toc-mark-start text:id="IMark187312756" text:outline-level="1"/>6. Käyttöliittymä ja järjestelmän komponentit<text:toc-mark-end text:id="IMark187312756"/></text:p>
      <text:p text:style-name="P17"/>
      <text:p text:style-name="P17"><text:soft-page-break/><text:toc-mark-start text:id="IMark187312756" text:outline-level="1"/>7. Asennustiedot<text:toc-mark-end text:id="IMark187312756"/></text:p>
      <text:p text:style-name="P17"><text:toc-mark-end text:id="IMark187312756"/><text:toc-mark-start text:id="IMark187312756" text:outline-level="1"/></text:p>
      <text:p text:style-name="P17"><text:toc-mark-start text:id="IMark187312756" text:outline-level="1"/>8. Käyttöohje<text:toc-mark-end text:id="IMark187312756"/></text:p>
      <text:p text:style-name="P17"/>
      <text:p text:style-name="P17"><text:toc-mark-start text:id="IMark187312756" text:outline-level="1"/>9. Testaus, tunnetut bugit ja puutteet &amp; jatkokehitysideat<text:toc-mark-end text:id="IMark187312756"/></text:p>
      <text:p text:style-name="P17"/>
      <text:p text:style-name="P17"><text:toc-mark-start text:id="IMark187312756" text:outline-level="1"/>10. Omat kokemukset<text:toc-mark-end text:id="IMark187312756"/></text:p>
      <text:p text:style-name="P17"/>
      <text:p text:style-name="P17"><text:toc-mark-start text:id="IMark187312756" text:outline-level="1"/>11. Liitteet<text:toc-mark-end text:id="IMark187312756"/></text:p>
      <text:p text:style-name="P5"><text:span text:style-name="T3"><text:s/></text:span><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13:59:41.742000000</meta:creation-date>
    <dc:date>2014-03-15T10:56:19.347000000</dc:date>
    <meta:editing-duration>PT6H27M44S</meta:editing-duration>
    <meta:editing-cycles>23</meta:editing-cycles>
    <meta:generator>LibreOffice/4.1.1.2$Windows_x86 LibreOffice_project/7e4286b58adc75a14f6d83f53a03b6c11fa2903</meta:generator>
    <meta:document-statistic meta:table-count="0" meta:image-count="1" meta:object-count="0" meta:page-count="4" meta:paragraph-count="55" meta:word-count="378" meta:character-count="3303" meta:non-whitespace-character-count="3294"/>
  </office:meta>
</office:document-meta>
</file>